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Лист1" table:style-name="ta1">
        <table:shapes>
          <draw:frame draw:z-index="0" draw:style-name="gr1" draw:text-style-name="P1" svg:width="188.6mm" svg:height="117.67mm" svg:x="53.97mm" svg:y="48.87mm">
            <loext:p draw:notify-on-update-of-ranges="Лист1.D1:Лист1.D9 Лист1.E1:Лист1.E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.000523" calcext:value-type="float">
            <text:p>0,000523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.000489" calcext:value-type="float">
            <text:p>0,000489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000446" calcext:value-type="float">
            <text:p>0,000446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.000564" calcext:value-type="float">
            <text:p>0,000564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.001029" calcext:value-type="float">
            <text:p>0,001029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.002641" calcext:value-type="float">
            <text:p>0,002641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.016174" calcext:value-type="float">
            <text:p>0,016174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15217" calcext:value-type="float">
            <text:p>0,15217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.617544" calcext:value-type="float">
            <text:p>1,6175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8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8T13:03:54.403525411</meta:creation-date>
    <dc:date>2017-03-18T13:10:51.307069813</dc:date>
    <meta:editing-duration>PT6M57S</meta:editing-duration>
    <meta:editing-cycles>2</meta:editing-cycles>
    <meta:generator>LibreOffice/5.1.6.2$Linux_X86_64 LibreOffice_project/10m0$Build-2</meta:generator>
    <meta:document-statistic meta:table-count="1" meta:cell-count="1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861cm" svg:height="11.768cm" xlink:href=".." xlink:type="simple" chart:class="chart:line" chart:style-name="ch1">
        <chart:plot-area chart:style-name="ch2" table:cell-range-address="Лист1.D1:Лист1.E9" chart:data-source-has-labels="column" svg:x="1.388cm" svg:y="0.235cm" svg:width="17.096cm" svg:height="10.317cm">
          <chartooo:coordinate-region svg:x="2.115cm" svg:y="0.434cm" svg:width="16.182cm" svg:height="9.471cm"/>
          <chart:axis chart:dimension="x" chart:name="primary-x" chart:style-name="ch3" chartooo:axis-type="auto">
            <chartooo:date-scale/>
            <chart:title svg:x="8.939cm" svg:y="10.787cm" chart:style-name="ch4">
              <text:p>Waypoints, N</text:p>
            </chart:title>
            <chart:categories table:cell-range-address="Лист1.D1:Лист1.D9"/>
            <chart:grid chart:style-name="ch5" chart:class="major"/>
          </chart:axis>
          <chart:axis chart:dimension="y" chart:name="primary-y" chart:style-name="ch3">
            <chart:title svg:x="0.451cm" svg:y="6.72cm" chart:style-name="ch6">
              <text:p>Elapsed time, sec</text:p>
            </chart:title>
            <chart:grid chart:style-name="ch5" chart:class="major"/>
          </chart:axis>
          <chart:series chart:style-name="ch7" chart:values-cell-range-address="Лист1.E1:Лист1.E9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E</text:p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Лист1.D1:Лист1.D9</svg:desc>
                </draw:g>
              </table:table-cell>
              <table:table-cell office:value-type="float" office:value="0.000523">
                <text:p>0.000523</text:p>
                <draw:g>
                  <svg:desc>Лист1.E1:Лист1.E9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0489">
                <text:p>0.00048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0446">
                <text:p>0.00044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0564">
                <text:p>0.00056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1029">
                <text:p>0.00102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2641">
                <text:p>0.00264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16174">
                <text:p>0.01617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5217">
                <text:p>0.1521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.617544">
                <text:p>1.6175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